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Mach 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 table:number-rows-repeated="1048443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9:39:50.91849878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6-01-01T10:09:10.758827421</dc:date>
    <meta:editing-duration>PT18H20M54S</meta:editing-duration>
    <meta:editing-cycles>32</meta:editing-cycles>
    <meta:generator>LibreOffice/25.8.4.2$Linux_X86_64 LibreOffice_project/580$Build-2</meta:generator>
    <meta:document-statistic meta:table-count="1" meta:cell-count="947" meta:object-count="0"/>
  </office:meta>
</office:document-meta>
</file>